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e894f"/>
    </style:style>
    <style:style style:name="T1" style:family="text">
      <style:text-properties officeooo:rsid="000c2fc2"/>
    </style:style>
    <style:style style:name="T2" style:family="text">
      <style:text-properties officeooo:rsid="000db3fd"/>
    </style:style>
    <style:style style:name="T3" style:family="text">
      <style:text-properties officeooo:rsid="000e89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Dosya içeriği </text:span></text:p>
      <text:p text:style-name="P1"><text:span text:style-name="T3">gfg gfd ghg</text:span></text:p>
      <text:p text:style-name="P1"><text:span text:style-name="T3"><text:s/>jgh</text:span></text:p>
      <text:p text:style-name="P1"><text:span text:style-name="T3">jhg</text:span></text:p>
      <text:p text:style-name="P1"><text:span text:style-name="T3"><text:s/>hjh</text:span></text:p>
      <text:p text:style-name="P1"><text:span text:style-name="T3"><text:s/>hjhg jhgj hjgf <text:s/>glgfdg</text:span></text:p>
      <text:p text:style-name="P1"><text:span text:style-name="T3">g</text:span></text:p>
      <text:p text:style-name="P1"><text:span text:style-name="T3"><text:s/>fgf jhgjhgj hgjhgjhjhjhj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7T18:31:17</meta:creation-date>
    <dc:date>2013-01-07T18:33:20</dc:date>
    <meta:editing-duration>PT47S</meta:editing-duration>
    <meta:editing-cycles>3</meta:editing-cycles>
    <meta:generator>LibreOffice/3.6$Linux_X86_64 LibreOffice_project/360m1$Build-2</meta:generator>
    <meta:document-statistic meta:table-count="0" meta:image-count="0" meta:object-count="0" meta:page-count="1" meta:paragraph-count="8" meta:word-count="16" meta:character-count="85" meta:non-whitespace-character-count="71"/>
  </office:meta>
</office:document-meta>
</file>